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30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FLORES VILLANUEVA MELANY PETRONIL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1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ORILLO MENDOZA, MICHAEL MAGDUV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ROMERO FLORIAN, RUBEM ARTHUR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1972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01:00:0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